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Noto Sans" svg:font-family="'Noto Sans'" style:font-family-generic="roman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75cm" fo:min-width="2.25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2.33cm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64cm" fo:min-width="4.628cm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4.628cm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5.512cm" loext:decorative="false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 loext:decorative="false"/>
    </style:style>
    <style:style style:name="gr7" style:family="graphic" style:parent-style-name="objectwithoutfill">
      <style:graphic-properties svg:stroke-color="#000000" svg:stroke-opacity="100%" draw:fill="none" draw:textarea-vertical-align="middle" loext:decorative="false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3.39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5.334cm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76cm" fo:min-width="2.876cm" loext:decorative="false"/>
      <style:paragraph-properties style:writing-mode="lr-tb"/>
    </style:style>
    <style:style style:name="gr11" style:family="graphic" style:parent-style-name="objectwithoutfill">
      <style:graphic-properties svg:stroke-width="0.159cm" svg:stroke-color="#000000" draw:marker-start-width="0.438cm" draw:marker-end="線條箭頭_20_1" draw:marker-end-width="0.538cm" draw:fill="none" draw:textarea-vertical-align="middl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none" svg:stroke-width="0.159cm" draw:marker-start-width="0.438cm" draw:marker-end-width="0.438cm" draw:fill="none" loext:fill-use-slide-background="false" draw:textarea-horizontal-align="justify" draw:textarea-vertical-align="middle" draw:auto-grow-height="false" fo:min-height="0.591cm" fo:min-width="0.341cm" fo:padding-top="0.204cm" fo:padding-bottom="0.204cm" fo:padding-left="0.329cm" fo:padding-right="0.329cm" loext:decorative="false"/>
      <style:paragraph-properties style:writing-mode="lr-tb"/>
    </style:style>
    <style:style style:name="gr1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0.49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0.749cm" fo:min-width="0.499cm" loext:decorative="false"/>
      <style:paragraph-properties style:writing-mode="lr-tb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75cm" fo:min-width="3cm" loext:decorative="false"/>
      <style:paragraph-properties style:writing-mode="lr-tb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4.098cm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3.92cm" loext:decorative="false"/>
      <style:paragraph-properties style:writing-mode="lr-tb"/>
    </style:style>
    <style:style style:name="gr18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線條箭頭_20_2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線條箭頭_20_3" draw:marker-end-width="0.3cm" draw:fill="none" draw:textarea-vertical-align="middle" loext:decorative="false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3.174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4.224cm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4.032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2.041cm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2.283cm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2.963cm" loext:decorative="false"/>
      <style:paragraph-properties style:writing-mode="lr-tb"/>
    </style:style>
    <style:style style:name="gr27" style:family="graphic" style:parent-style-name="objectwithoutfill">
      <style:graphic-properties svg:stroke-color="#000000" draw:marker-end="線條箭頭_20_4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線條箭頭_20_5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線條箭頭_20_8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2.75cm" svg:height="2cm" svg:x="15cm" svg:y="7.75cm">
          <text:p text:style-name="P1">us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4cm" svg:height="1.75cm" svg:x="3.5cm" svg:y="1.75cm">
          <text:p text:style-name="P3"><text:span text:style-name="T1">us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7.25cm" svg:height="2cm" svg:x="2.75cm" svg:y="4cm">
          <text:p text:style-name="P1">user_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7.25cm" svg:height="1.75cm" svg:x="2.75cm" svg:y="6.5cm">
          <text:p text:style-name="P1">user_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8.5cm" svg:height="1.75cm" svg:x="2.75cm" svg:y="9cm">
          <text:p text:style-name="P1">user_display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8.5cm" svg:height="1.75cm" svg:x="2.75cm" svg:y="11.25cm">
          <text:p text:style-name="P1">telephone_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4cm" svg:height="1.75cm" svg:x="18.75cm" svg:y="1.75cm">
          <text:p text:style-name="P1">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cm" svg:height="1.75cm" svg:x="9.75cm" svg:y="1.75cm">
          <text:p text:style-name="P1">addre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7" draw:id="id7" draw:layer="layout" svg:width="4cm" svg:height="1.75cm" svg:x="14.25cm" svg:y="1.75cm">
          <text:p text:style-name="P1">avata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6.375cm" svg:y1="7.75cm" svg:x2="7.5cm" svg:y2="2.625cm" draw:start-shape="id1" draw:start-glue-point="0" draw:end-shape="id2" draw:end-glue-point="10" svg:d="M16375 7750l-8875-5125" svg:viewBox="0 0 8876 5126">
          <text:p/>
        </draw:connector>
        <draw:connector draw:style-name="gr6" draw:text-style-name="P2" draw:layer="layout" draw:type="line" svg:x1="10cm" svg:y1="5cm" svg:x2="15cm" svg:y2="8.75cm" draw:start-shape="id3" draw:start-glue-point="10" draw:end-shape="id1" svg:d="M10000 5000l5000 3750" svg:viewBox="0 0 5001 3751">
          <text:p/>
        </draw:connector>
        <draw:connector draw:style-name="gr6" draw:text-style-name="P2" draw:layer="layout" draw:type="line" svg:x1="10cm" svg:y1="7.375cm" svg:x2="15cm" svg:y2="8.75cm" draw:start-shape="id4" draw:start-glue-point="10" draw:end-shape="id1" draw:end-glue-point="3" svg:d="M10000 7375l5000 1375" svg:viewBox="0 0 5001 1376">
          <text:p/>
        </draw:connector>
        <draw:connector draw:style-name="gr7" draw:text-style-name="P2" draw:layer="layout" draw:type="line" svg:x1="11.25cm" svg:y1="9.875cm" svg:x2="15cm" svg:y2="8.75cm" draw:start-shape="id5" draw:start-glue-point="10" draw:end-shape="id1" draw:end-glue-point="3" svg:d="M11250 9875l3750-1125" svg:viewBox="0 0 3751 1126">
          <text:p/>
        </draw:connector>
        <draw:connector draw:style-name="gr6" draw:text-style-name="P2" draw:layer="layout" draw:type="line" svg:x1="11.75cm" svg:y1="3.5cm" svg:x2="16.375cm" svg:y2="7.75cm" draw:start-shape="id6" draw:start-glue-point="8" draw:end-shape="id1" draw:end-glue-point="0" svg:d="M11750 3500l4625 4250" svg:viewBox="0 0 4626 4251">
          <text:p/>
        </draw:connector>
        <draw:connector draw:style-name="gr6" draw:text-style-name="P2" draw:layer="layout" draw:type="line" svg:x1="16.25cm" svg:y1="3.5cm" svg:x2="16.375cm" svg:y2="7.75cm" draw:start-shape="id7" draw:start-glue-point="8" draw:end-shape="id1" draw:end-glue-point="0" svg:d="M16250 3500l125 4250" svg:viewBox="0 0 126 4251">
          <text:p/>
        </draw:connector>
        <draw:connector draw:style-name="gr6" draw:text-style-name="P2" draw:layer="layout" draw:type="line" svg:x1="19.335cm" svg:y1="3.244cm" svg:x2="16.375cm" svg:y2="7.75cm" draw:start-shape="id8" draw:start-glue-point="7" draw:end-shape="id1" draw:end-glue-point="0" svg:d="M19335 3244l-2960 4506" svg:viewBox="0 0 2961 4507">
          <text:p/>
        </draw:connector>
        <draw:connector draw:style-name="gr6" draw:text-style-name="P2" draw:layer="layout" draw:type="line" svg:x1="11.25cm" svg:y1="12.125cm" svg:x2="15cm" svg:y2="8.75cm" draw:start-shape="id9" draw:start-glue-point="10" draw:end-shape="id1" draw:end-glue-point="3" svg:d="M11250 12125l3750-3375" svg:viewBox="0 0 3751 3376">
          <text:p/>
        </draw:connector>
        <draw:custom-shape draw:style-name="gr1" draw:text-style-name="P2" xml:id="id10" draw:id="id10" draw:layer="layout" svg:width="2.75cm" svg:height="2cm" svg:x="33.131cm" svg:y="7.607cm">
          <text:p text:style-name="P1">or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1" draw:id="id11" draw:layer="layout" svg:width="4cm" svg:height="1.75cm" svg:x="30.5cm" svg:y="2cm">
          <text:p text:style-name="P3"><text:span text:style-name="T1">ord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4cm" svg:height="1.75cm" svg:x="34.75cm" svg:y="2cm">
          <text:p text:style-name="P1">user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7.25cm" svg:height="2cm" svg:x="39.5cm" svg:y="2cm">
          <text:p text:style-name="P1">parent_order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4" draw:id="id14" draw:layer="layout" svg:width="5.5cm" svg:height="1.75cm" svg:x="47.2cm" svg:y="2.15cm">
          <text:p text:style-name="P1">product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5.5cm" svg:height="1.75cm" svg:x="47.25cm" svg:y="4.15cm">
          <text:p text:style-name="P1">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6" draw:id="id16" draw:layer="layout" svg:width="5.5cm" svg:height="1.75cm" svg:x="47cm" svg:y="8.4cm">
          <text:p text:style-name="P1">place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5cm" svg:height="1.75cm" svg:x="47.25cm" svg:y="6.25cm">
          <text:p text:style-name="P1">total_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7" draw:id="id17" draw:layer="layout" svg:width="5.5cm" svg:height="1.75cm" svg:x="47cm" svg:y="10.5cm">
          <text:p text:style-name="P1">statu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xml:id="id18" draw:id="id18" draw:layer="layout" svg:width="8.25cm" svg:height="1.75cm" svg:x="45.5cm" svg:y="12.75cm">
          <text:p text:style-name="P1">express_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9" draw:id="id19" draw:layer="layout" svg:width="6.75cm" svg:height="3.25cm" svg:x="22.25cm" svg:y="7.05cm">
          <text:p text:style-name="P1">Purch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34.506cm" svg:y1="7.607cm" svg:x2="32.5cm" svg:y2="3.75cm" draw:start-shape="id10" draw:start-glue-point="0" draw:end-shape="id11" draw:end-glue-point="8" svg:d="M34506 7607l-2006-3857" svg:viewBox="0 0 2007 3858">
          <text:p/>
        </draw:connector>
        <draw:connector draw:style-name="gr6" draw:text-style-name="P2" draw:layer="layout" draw:type="line" svg:x1="34.506cm" svg:y1="7.607cm" svg:x2="35.335cm" svg:y2="3.494cm" draw:start-shape="id10" draw:start-glue-point="0" draw:end-shape="id12" draw:end-glue-point="7" svg:d="M34506 7607l829-4113" svg:viewBox="0 0 830 4114">
          <text:p/>
        </draw:connector>
        <draw:connector draw:style-name="gr6" draw:text-style-name="P2" draw:layer="layout" draw:type="line" svg:x1="35.881cm" svg:y1="8.607cm" svg:x2="40.561cm" svg:y2="3.707cm" draw:start-shape="id10" draw:start-glue-point="1" draw:end-shape="id13" draw:end-glue-point="7" svg:d="M35881 8607l4680-4900" svg:viewBox="0 0 4681 4901">
          <text:p/>
        </draw:connector>
        <draw:connector draw:style-name="gr6" draw:text-style-name="P2" draw:layer="layout" draw:type="line" svg:x1="35.881cm" svg:y1="8.607cm" svg:x2="48.005cm" svg:y2="3.644cm" draw:start-shape="id10" draw:start-glue-point="1" draw:end-shape="id14" draw:end-glue-point="7" svg:d="M35881 8607l12124-4963" svg:viewBox="0 0 12125 4964">
          <text:p/>
        </draw:connector>
        <draw:connector draw:style-name="gr6" draw:text-style-name="P2" draw:layer="layout" draw:type="line" svg:x1="35.881cm" svg:y1="8.607cm" svg:x2="47.25cm" svg:y2="5.025cm" draw:start-shape="id10" draw:start-glue-point="1" draw:end-shape="id15" draw:end-glue-point="6" svg:d="M35881 8607l11369-3582" svg:viewBox="0 0 11370 3583">
          <text:p/>
        </draw:connector>
        <draw:connector draw:style-name="gr6" draw:text-style-name="P2" draw:layer="layout" draw:type="line" svg:x1="35.881cm" svg:y1="8.607cm" svg:x2="47cm" svg:y2="9.275cm" draw:start-shape="id10" draw:start-glue-point="1" draw:end-shape="id16" draw:end-glue-point="6" svg:d="M35881 8607l11119 668" svg:viewBox="0 0 11120 669">
          <text:p/>
        </draw:connector>
        <draw:connector draw:style-name="gr6" draw:text-style-name="P2" draw:layer="layout" draw:type="line" svg:x1="35.881cm" svg:y1="8.607cm" svg:x2="47cm" svg:y2="11.375cm" draw:start-shape="id10" draw:start-glue-point="1" draw:end-shape="id17" draw:end-glue-point="6" svg:d="M35881 8607l11119 2768" svg:viewBox="0 0 11120 2769">
          <text:p/>
        </draw:connector>
        <draw:connector draw:style-name="gr6" draw:text-style-name="P2" draw:layer="layout" draw:type="line" svg:x1="35.881cm" svg:y1="8.607cm" svg:x2="45.5cm" svg:y2="13.625cm" draw:start-shape="id10" draw:start-glue-point="1" draw:end-shape="id18" draw:end-glue-point="6" svg:d="M35881 8607l9619 5018" svg:viewBox="0 0 9620 5019">
          <text:p/>
        </draw:connector>
        <draw:connector draw:style-name="gr6" draw:text-style-name="P2" draw:layer="layout" draw:type="line" svg:x1="17.75cm" svg:y1="8.75cm" svg:x2="22.25cm" svg:y2="8.675cm" draw:start-shape="id1" draw:start-glue-point="1" draw:end-shape="id19" svg:d="M17750 8750l4500-75" svg:viewBox="0 0 4501 76">
          <text:p/>
        </draw:connector>
        <draw:connector draw:style-name="gr11" draw:text-style-name="P2" draw:layer="layout" draw:type="line" svg:x1="33.131cm" svg:y1="8.607cm" svg:x2="29cm" svg:y2="8.675cm" draw:start-shape="id10" draw:start-glue-point="3" draw:end-shape="id19" draw:end-glue-point="7" svg:d="M33131 8607l-4131 68" svg:viewBox="0 0 4132 69">
          <text:p/>
        </draw:connector>
        <draw:custom-shape draw:style-name="gr12" draw:text-style-name="P2" draw:layer="layout" svg:width="0.999cm" svg:height="0.999cm" svg:x="21.501cm" svg:y="8.75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" draw:layer="layout" svg:width="0.999cm" svg:height="0.999cm" svg:x="28.9cm" svg:y="8.80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999cm" svg:height="0.999cm" svg:x="34.582cm" svg:y="17.821cm">
          <text:p text:style-name="P1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0" draw:id="id20" draw:layer="layout" svg:width="3.5cm" svg:height="2cm" svg:x="32.758cm" svg:y="23.05cm">
          <text:p text:style-name="P1">produ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7" draw:id="id27" draw:layer="layout" svg:width="6.75cm" svg:height="3.25cm" svg:x="31.107cm" svg:y="14.606cm">
          <text:p text:style-name="P1">Order cont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38" draw:id="id38" draw:layer="layout" svg:width="6.75cm" svg:height="3.25cm" svg:x="31.11cm" svg:y="27.675cm">
          <text:p text:style-name="P1">Label wi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29" draw:id="id29" draw:layer="layout" svg:width="3.5cm" svg:height="2cm" svg:x="15.182cm" svg:y="23.054cm">
          <text:p text:style-name="P1">vend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1" draw:id="id21" draw:layer="layout" svg:width="5.5cm" svg:height="1.75cm" svg:x="45.615cm" svg:y="19.336cm">
          <text:p text:style-name="P3"><text:span text:style-name="T1">product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22" draw:id="id22" draw:layer="layout" svg:width="6.5cm" svg:height="1.75cm" svg:x="45.207cm" svg:y="21.35cm">
          <text:p text:style-name="P1">product_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23" draw:id="id23" draw:layer="layout" svg:width="6.5cm" svg:height="1.75cm" svg:x="45.184cm" svg:y="23.403cm">
          <text:p text:style-name="P1">product_co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4" draw:id="id24" draw:layer="layout" svg:width="6.25cm" svg:height="1.75cm" svg:x="45.2cm" svg:y="25.4cm">
          <text:p text:style-name="P1">product_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25" draw:id="id25" draw:layer="layout" svg:width="6.5cm" svg:height="1.75cm" svg:x="45.011cm" svg:y="29.445cm">
          <text:p text:style-name="P1">product_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5.5cm" svg:height="1.75cm" svg:x="45.211cm" svg:y="27.423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36.258cm" svg:y1="24.05cm" svg:x2="45.615cm" svg:y2="20.211cm" draw:start-shape="id20" draw:start-glue-point="1" draw:end-shape="id21" draw:end-glue-point="6" svg:d="M36258 24050l9357-3839" svg:viewBox="0 0 9358 3840">
          <text:p/>
        </draw:connector>
        <draw:connector draw:style-name="gr6" draw:text-style-name="P2" draw:layer="layout" draw:type="line" svg:x1="36.258cm" svg:y1="24.05cm" svg:x2="45.207cm" svg:y2="22.225cm" draw:start-shape="id20" draw:start-glue-point="1" draw:end-shape="id22" draw:end-glue-point="6" svg:d="M36258 24050l8949-1825" svg:viewBox="0 0 8950 1826">
          <text:p/>
        </draw:connector>
        <draw:connector draw:style-name="gr6" draw:text-style-name="P2" draw:layer="layout" draw:type="line" svg:x1="36.258cm" svg:y1="24.05cm" svg:x2="45.184cm" svg:y2="24.278cm" draw:start-shape="id20" draw:start-glue-point="1" draw:end-shape="id23" draw:end-glue-point="6" svg:d="M36258 24050l8926 228" svg:viewBox="0 0 8927 229">
          <text:p/>
        </draw:connector>
        <draw:connector draw:style-name="gr6" draw:text-style-name="P2" draw:layer="layout" draw:type="line" svg:x1="45.2cm" svg:y1="26.275cm" svg:x2="36.258cm" svg:y2="24.05cm" draw:start-shape="id24" draw:start-glue-point="6" draw:end-shape="id20" draw:end-glue-point="1" svg:d="M45200 26275l-8942-2225" svg:viewBox="0 0 8943 2226">
          <text:p/>
        </draw:connector>
        <draw:connector draw:style-name="gr6" draw:text-style-name="P2" draw:layer="layout" draw:type="line" svg:x1="45.011cm" svg:y1="30.32cm" svg:x2="36.258cm" svg:y2="24.05cm" draw:start-shape="id25" draw:start-glue-point="6" draw:end-shape="id20" draw:end-glue-point="1" svg:d="M45011 30320l-8753-6270" svg:viewBox="0 0 8754 6271">
          <text:p/>
        </draw:connector>
        <draw:connector draw:style-name="gr18" draw:text-style-name="P2" draw:layer="layout" draw:type="line" svg:x1="45.211cm" svg:y1="28.298cm" svg:x2="36.258cm" svg:y2="24.05cm" draw:start-shape="id26" draw:start-glue-point="6" draw:end-shape="id20" draw:end-glue-point="1" svg:d="M45211 28298l-8953-4248" svg:viewBox="0 0 8954 4249">
          <text:p/>
        </draw:connector>
        <draw:connector draw:style-name="gr19" draw:text-style-name="P2" draw:layer="layout" draw:type="line" svg:x1="34.506cm" svg:y1="9.607cm" svg:x2="34.482cm" svg:y2="14.606cm" draw:start-shape="id10" draw:start-glue-point="2" draw:end-shape="id27" draw:end-glue-point="4" svg:d="M34506 9607l-24 4999" svg:viewBox="0 0 25 5000">
          <text:p/>
        </draw:connector>
        <draw:connector draw:style-name="gr20" draw:text-style-name="P2" draw:layer="layout" draw:type="line" svg:x1="34.508cm" svg:y1="23.05cm" svg:x2="34.482cm" svg:y2="17.856cm" draw:start-shape="id20" draw:start-glue-point="0" draw:end-shape="id27" draw:end-glue-point="6" svg:d="M34508 23050l-26-5194" svg:viewBox="0 0 27 5195">
          <text:p/>
        </draw:connector>
        <draw:custom-shape draw:style-name="gr10" draw:text-style-name="P2" xml:id="id39" draw:id="id39" draw:layer="layout" svg:width="6.75cm" svg:height="3.25cm" svg:x="22.617cm" svg:y="22.412cm">
          <text:p text:style-name="P1">Provid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out" svg:width="0.999cm" svg:height="0.999cm" svg:x="34.582cm" svg:y="13.607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37" draw:id="id37" draw:layer="layout" svg:width="3.5cm" svg:height="2cm" svg:x="32.768cm" svg:y="33.408cm">
          <text:p text:style-name="P1">ta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8" draw:id="id28" draw:layer="layout" svg:width="7.25cm" svg:height="2cm" svg:x="2.851cm" svg:y="21.343cm">
          <text:p text:style-name="P1">user_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7.25cm" svg:height="1.75cm" svg:x="2.751cm" svg:y="23.843cm">
          <text:p text:style-name="P1">user_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3" draw:id="id33" draw:layer="layout" svg:width="8.5cm" svg:height="1.75cm" svg:x="1.866cm" svg:y="26.043cm">
          <text:p text:style-name="P1">user_display_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xml:id="id34" draw:id="id34" draw:layer="layout" svg:width="5.194cm" svg:height="1.75cm" svg:x="4.817cm" svg:y="19.119cm">
          <text:p text:style-name="P3"><text:span text:style-name="T1">vendo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31" draw:id="id31" draw:layer="layout" svg:width="6.68cm" svg:height="1.75cm" svg:x="2.954cm" svg:y="28.208cm">
          <text:p text:style-name="P1">origin_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35" draw:id="id35" draw:layer="layout" svg:width="6.408cm" svg:height="1.75cm" svg:x="4.822cm" svg:y="30.476cm">
          <text:p text:style-name="P1">vendor_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36" draw:id="id36" draw:layer="layout" svg:width="3.591cm" svg:height="1.75cm" svg:x="11.568cm" svg:y="30.448cm">
          <text:p text:style-name="P1">avat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30" draw:id="id30" draw:layer="layout" svg:width="3.935cm" svg:height="1.75cm" svg:x="15.55cm" svg:y="30.329cm">
          <text:p text:style-name="P1">balan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0.101cm" svg:y1="22.343cm" svg:x2="15.182cm" svg:y2="24.054cm" draw:start-shape="id28" draw:start-glue-point="10" draw:end-shape="id29" draw:end-glue-point="3" svg:d="M10101 22343l5081 1711" svg:viewBox="0 0 5082 1712">
          <text:p/>
        </draw:connector>
        <draw:connector draw:style-name="gr6" draw:text-style-name="P2" draw:layer="layout" draw:type="line" svg:x1="17.518cm" svg:y1="30.329cm" svg:x2="16.932cm" svg:y2="25.054cm" draw:start-shape="id30" draw:start-glue-point="4" draw:end-shape="id29" draw:end-glue-point="2" svg:d="M17518 30329l-586-5275" svg:viewBox="0 0 587 5276">
          <text:p/>
        </draw:connector>
        <draw:connector draw:style-name="gr6" draw:text-style-name="P2" draw:layer="layout" draw:type="line" svg:x1="9.634cm" svg:y1="29.083cm" svg:x2="15.182cm" svg:y2="24.054cm" draw:start-shape="id31" draw:start-glue-point="10" draw:end-shape="id29" draw:end-glue-point="3" svg:d="M9634 29083l5548-5029" svg:viewBox="0 0 5549 5030">
          <text:p/>
        </draw:connector>
        <draw:connector draw:style-name="gr6" draw:text-style-name="P2" draw:layer="layout" draw:type="line" svg:x1="10.001cm" svg:y1="24.718cm" svg:x2="15.182cm" svg:y2="24.054cm" draw:start-shape="id32" draw:start-glue-point="10" draw:end-shape="id29" draw:end-glue-point="3" svg:d="M10001 24718l5181-664" svg:viewBox="0 0 5182 665">
          <text:p/>
        </draw:connector>
        <draw:connector draw:style-name="gr6" draw:text-style-name="P2" draw:layer="layout" draw:type="line" svg:x1="10.366cm" svg:y1="26.918cm" svg:x2="15.182cm" svg:y2="24.054cm" draw:start-shape="id33" draw:start-glue-point="10" draw:end-shape="id29" draw:end-glue-point="3" svg:d="M10366 26918l4816-2864" svg:viewBox="0 0 4817 2865">
          <text:p/>
        </draw:connector>
        <draw:connector draw:style-name="gr6" draw:text-style-name="P2" draw:layer="layout" draw:type="line" svg:x1="10.011cm" svg:y1="19.994cm" svg:x2="15.182cm" svg:y2="24.054cm" draw:start-shape="id34" draw:start-glue-point="10" draw:end-shape="id29" draw:end-glue-point="3" svg:d="M10011 19994l5171 4060" svg:viewBox="0 0 5172 4061">
          <text:p/>
        </draw:connector>
        <draw:connector draw:style-name="gr6" draw:text-style-name="P2" draw:layer="layout" draw:type="line" svg:x1="10.292cm" svg:y1="30.732cm" svg:x2="16.932cm" svg:y2="25.054cm" draw:start-shape="id35" draw:start-glue-point="11" draw:end-shape="id29" draw:end-glue-point="2" svg:d="M10292 30732l6640-5678" svg:viewBox="0 0 6641 5679">
          <text:p/>
        </draw:connector>
        <draw:connector draw:style-name="gr6" draw:text-style-name="P2" draw:layer="layout" draw:type="line" svg:x1="13.364cm" svg:y1="30.448cm" svg:x2="16.932cm" svg:y2="25.054cm" draw:start-shape="id36" draw:start-glue-point="4" draw:end-shape="id29" draw:end-glue-point="2" svg:d="M13364 30448l3568-5394" svg:viewBox="0 0 3569 5395">
          <text:p/>
        </draw:connector>
        <draw:custom-shape draw:style-name="gr21" draw:text-style-name="P4" xml:id="id40" draw:id="id40" draw:layer="layout" svg:width="5.194cm" svg:height="1.75cm" svg:x="25.103cm" svg:y="32.308cm">
          <text:p text:style-name="P3"><text:span text:style-name="T1">vendo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41" draw:id="id41" draw:layer="layout" svg:width="4.895cm" svg:height="1.75cm" svg:x="25.274cm" svg:y="34.315cm">
          <text:p text:style-name="P1">tag_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7" draw:text-style-name="P2" draw:layer="layout" draw:type="line" svg:x1="34.518cm" svg:y1="33.408cm" svg:x2="34.485cm" svg:y2="30.925cm" draw:start-shape="id37" draw:start-glue-point="0" draw:end-shape="id38" draw:end-glue-point="6" svg:d="M34518 33408l-33-2483" svg:viewBox="0 0 34 2484">
          <text:p/>
        </draw:connector>
        <draw:connector draw:style-name="gr28" draw:text-style-name="P2" draw:layer="layout" draw:type="line" svg:x1="34.508cm" svg:y1="25.05cm" svg:x2="34.485cm" svg:y2="27.675cm" draw:start-shape="id20" draw:start-glue-point="2" draw:end-shape="id38" draw:end-glue-point="4" svg:d="M34508 25050l-23 2625" svg:viewBox="0 0 24 2626">
          <text:p/>
        </draw:connector>
        <draw:connector draw:style-name="gr29" draw:text-style-name="P2" draw:layer="layout" draw:type="line" svg:x1="18.682cm" svg:y1="24.054cm" svg:x2="22.617cm" svg:y2="24.037cm" draw:start-shape="id29" draw:start-glue-point="1" draw:end-shape="id39" draw:end-glue-point="5" svg:d="M18682 24054l3935-17" svg:viewBox="0 0 3936 18">
          <text:p/>
        </draw:connector>
        <draw:connector draw:style-name="gr11" draw:text-style-name="P2" draw:layer="layout" draw:type="line" svg:x1="32.758cm" svg:y1="24.05cm" svg:x2="29.367cm" svg:y2="24.037cm" draw:start-shape="id20" draw:start-glue-point="3" draw:end-shape="id39" draw:end-glue-point="7" svg:d="M32758 24050l-3391-13" svg:viewBox="0 0 3392 14">
          <text:p/>
        </draw:connector>
        <draw:connector draw:style-name="gr6" draw:text-style-name="P2" draw:layer="layout" draw:type="line" svg:x1="32.768cm" svg:y1="34.408cm" svg:x2="30.297cm" svg:y2="33.183cm" draw:start-shape="id37" draw:start-glue-point="3" draw:end-shape="id40" draw:end-glue-point="10" svg:d="M32768 34408l-2471-1225" svg:viewBox="0 0 2472 1226">
          <text:p/>
        </draw:connector>
        <draw:connector draw:style-name="gr6" draw:text-style-name="P2" draw:layer="layout" draw:type="line" svg:x1="30.169cm" svg:y1="35.19cm" svg:x2="32.768cm" svg:y2="34.408cm" draw:start-shape="id41" draw:start-glue-point="10" draw:end-shape="id37" draw:end-glue-point="3" svg:d="M30169 35190l2599-782" svg:viewBox="0 0 2600 783">
          <text:p/>
        </draw:connector>
        <draw:custom-shape draw:style-name="gr13" draw:text-style-name="P2" draw:layer="layout" svg:width="0.999cm" svg:height="0.999cm" svg:x="34.582cm" svg:y="13.607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0.999cm" svg:height="0.999cm" svg:x="21.741cm" svg:y="22.838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999cm" svg:height="0.999cm" svg:x="29.267cm" svg:y="22.938cm">
          <text:p text:style-name="P1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999cm" svg:height="0.999cm" svg:x="34.485cm" svg:y="26.676cm">
          <text:p text:style-name="P1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0.999cm" svg:height="0.999cm" svg:x="34.485cm" svg:y="30.709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Noto Sans" svg:font-family="'Noto Sans'" style:font-family-generic="roman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draw:marker draw:name="線條箭頭_20_8" draw:display-name="線條箭頭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PMingLiU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5T21:44:01.739000000</meta:creation-date>
    <dc:date>2024-03-26T00:52:36.207000000</dc:date>
    <meta:editing-duration>PT3H8M21S</meta:editing-duration>
    <meta:editing-cycles>32</meta:editing-cycles>
    <meta:generator>LibreOffice/7.6.2.1$Windows_X86_64 LibreOffice_project/56f7684011345957bbf33a7ee678afaf4d2ba333</meta:generator>
    <meta:document-statistic meta:object-count="91"/>
  </office:meta>
</office:document-meta>
</file>